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fr" fo:country="FR" officeooo:rsid="001ee81f" officeooo:paragraph-rsid="001ee81f" style:language-asian="zxx" style:country-asian="none" style:language-complex="zxx" style:country-complex="none"/>
    </style:style>
    <style:style style:name="P2" style:family="paragraph" style:parent-style-name="Text_20_body">
      <style:text-properties fo:language="fr" fo:country="FR" officeooo:rsid="00212334" officeooo:paragraph-rsid="00212334" style:language-asian="zxx" style:country-asian="none" style:language-complex="zxx" style:country-complex="none"/>
    </style:style>
    <style:style style:name="P3" style:family="paragraph" style:parent-style-name="Text_20_body">
      <style:text-properties fo:language="fr" fo:country="FR" fo:font-style="italic" officeooo:rsid="00209a88" officeooo:paragraph-rsid="00209a88" style:language-asian="zxx" style:country-asian="none" style:font-style-asian="italic" style:language-complex="zxx" style:country-complex="none" style:font-style-complex="italic"/>
    </style:style>
    <style:style style:name="P4" style:family="paragraph" style:parent-style-name="Text_20_body">
      <style:text-properties fo:language="fr" fo:country="FR" fo:font-style="italic" officeooo:rsid="00212334" officeooo:paragraph-rsid="00212334" style:language-asian="zxx" style:country-asian="none" style:font-style-asian="italic" style:language-complex="zxx" style:country-complex="none" style:font-style-complex="italic"/>
    </style:style>
    <style:style style:name="P5" style:family="paragraph" style:parent-style-name="Title">
      <style:text-properties fo:language="fr" fo:country="FR" officeooo:rsid="001ee81f" officeooo:paragraph-rsid="001ee81f" style:language-asian="zxx" style:country-asian="none" style:language-complex="zxx" style:country-complex="none"/>
    </style:style>
    <style:style style:name="P6" style:family="paragraph" style:parent-style-name="Subtitle">
      <style:text-properties fo:language="fr" fo:country="FR" fo:font-style="italic" officeooo:rsid="001ee81f" officeooo:paragraph-rsid="001ee81f" style:language-asian="zxx" style:country-asian="none" style:font-style-asian="italic" style:language-complex="zxx" style:country-complex="none" style:font-style-complex="italic"/>
    </style:style>
    <style:style style:name="P7" style:family="paragraph" style:parent-style-name="Subtitle">
      <style:text-properties fo:language="fr" fo:country="FR" fo:font-style="italic" officeooo:rsid="001fabd7" officeooo:paragraph-rsid="001fabd7" style:language-asian="zxx" style:country-asian="none" style:font-style-asian="italic" style:language-complex="zxx" style:country-complex="none" style:font-style-complex="italic"/>
    </style:style>
    <style:style style:name="P8" style:family="paragraph" style:parent-style-name="Subtitle">
      <style:text-properties fo:language="fr" fo:country="FR" fo:font-style="italic" officeooo:rsid="00212334" officeooo:paragraph-rsid="00212334" style:language-asian="zxx" style:country-asian="none" style:font-style-asian="italic" style:language-complex="zxx" style:country-complex="none" style:font-style-complex="italic"/>
    </style:style>
    <style:style style:name="P9" style:family="paragraph" style:parent-style-name="Header">
      <style:paragraph-properties fo:text-align="end" style:justify-single-word="false"/>
      <style:text-properties officeooo:rsid="001ee81f" officeooo:paragraph-rsid="001ee81f"/>
    </style:style>
    <style:style style:name="T1" style:family="text">
      <style:text-properties officeooo:rsid="001ee81f"/>
    </style:style>
    <style:style style:name="T2" style:family="text">
      <style:text-properties officeooo:rsid="00209a88"/>
    </style:style>
    <style:style style:name="T3" style:family="text">
      <style:text-properties officeooo:rsid="002123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<text:span text:style-name="T2">itre accrocheur</text:span></text:p>
      <text:p text:style-name="P1"/>
      <text:p text:style-name="P6"><text:span text:style-name="T3">C</text:span>hapeau</text:p>
      <text:p text:style-name="P3">Condensé du communiqué de presse : il répond aux questions qui quoi quand où ?</text:p>
      <text:p text:style-name="P3"/>
      <text:p text:style-name="P7">Corps de texte :<text:span text:style-name="T1"> Comment ? Pourquoi ?</text:span></text:p>
      <text:p text:style-name="P4">Il répond aux questions comment et pourquoi, il est rythmé par des intertitres.</text:p>
      <text:p text:style-name="P4"/>
      <text:p text:style-name="P8">A propos</text:p>
      <text:p text:style-name="P4">Résumé des éléments importants de la société.</text:p>
      <text:p text:style-name="P2"/>
      <text:p text:style-name="P2">Contact Presse : …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style:page-number="auto" style:shadow="none">
        <style:tab-stops/>
      </style:paragraph-properties>
      <style:text-properties style:font-name="Arial1" fo:font-family="Arial" style:font-style-name="Normal" style:font-family-generic="swiss" style:font-pitch="variable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6pt" style:font-size-asian="18pt" style:font-size-complex="18pt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roman" style:font-pitch="variable" fo:font-size="12p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ee81f" officeooo:paragraph-rsid="001ee81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ommuniqué de Press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4T07:34:00</meta:creation-date>
    <meta:editing-duration>PT1H44M51S</meta:editing-duration>
    <meta:editing-cycles>7</meta:editing-cycles>
    <meta:generator>LibreOffice/5.1.6.2$Windows_x86 LibreOffice_project/07ac168c60a517dba0f0d7bc7540f5afa45f0909</meta:generator>
    <dc:date>2016-12-08T15:14:32.300000000</dc:date>
    <dc:title>Notes de cours - MOOC Communication</dc:title>
    <meta:initial-creator>Eric  Sevrin</meta:initial-creator>
    <meta:document-statistic meta:table-count="0" meta:image-count="0" meta:object-count="0" meta:page-count="1" meta:paragraph-count="9" meta:word-count="55" meta:character-count="308" meta:non-whitespace-character-count="262"/>
    <meta:user-defined meta:name="Info 1"/>
    <meta:user-defined meta:name="Info 2"/>
    <meta:user-defined meta:name="Info 3"/>
    <meta:user-defined meta:name="Info 4"/>
  </office:meta>
</office:document-meta>
</file>